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FD9FAFB2F9DBE34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12cm, 2.726cm, 9.631cm, 4.05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5cm" svg:height="23cm" svg:x="0.991cm" svg:y="2.191cm">
          <draw:image xlink:href="Pictures/10000000000005E8000007E0FD9FAFB2F9DBE34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6:39.854473018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